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hoehenwinkel" style:family="table">
      <style:table-properties style:width="3cm" table:align="left" style:shadow="none"/>
    </style:style>
    <style:style style:name="hoehenwinkel.A" style:family="table-column">
      <style:table-column-properties style:column-width="1.499cm"/>
    </style:style>
    <style:style style:name="hoehenwinkel.B" style:family="table-column">
      <style:table-column-properties style:column-width="1.501cm"/>
    </style:style>
    <style:style style:name="hoehenwinkel.A1" style:family="table-cell">
      <style:table-cell-properties fo:padding="0.097cm" fo:border-left="0.018cm solid #000000" fo:border-right="none" fo:border-top="0.018cm solid #000000" fo:border-bottom="0.018cm solid #000000"/>
    </style:style>
    <style:style style:name="hoehenwinkel.B1" style:family="table-cell">
      <style:table-cell-properties fo:padding="0.097cm" fo:border="0.018cm solid #000000"/>
    </style:style>
    <style:style style:name="hoehenwinkel.A2" style:family="table-cell">
      <style:table-cell-properties fo:padding="0.097cm" fo:border-left="0.018cm solid #000000" fo:border-right="none" fo:border-top="none" fo:border-bottom="0.018cm solid #000000"/>
    </style:style>
    <style:style style:name="hoehenwinkel.B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oehenwinkel" table:style-name="hoehenwinkel">
        <table:table-column table:style-name="hoehenwinkel.A"/>
        <table:table-column table:style-name="hoehenwinkel.B"/>
        <table:table-row>
          <table:table-cell table:style-name="hoehenwinkel.A1" office:value-type="string">
            <text:p text:style-name="P1"/>
          </table:table-cell>
          <table:table-cell table:style-name="hoehenwinkel.B1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  <table:table-row>
          <table:table-cell table:style-name="hoehenwinkel.A2" office:value-type="string">
            <text:p text:style-name="P1"/>
          </table:table-cell>
          <table:table-cell table:style-name="hoehenwinkel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6S</meta:editing-duration>
    <meta:editing-cycles>6</meta:editing-cycles>
    <meta:generator>OpenOffice/4.1.12$Win32 OpenOffice.org_project/4112m1$Build-9809</meta:generator>
    <dc:date>2022-07-24T20:49:11.53</dc:date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